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adornments="Regular" style:font-family-generic="swiss" style:font-pitch="variable"/>
    <style:font-face style:name="Calibri1" svg:font-family="Calibri" style:font-family-generic="swiss" style:font-pitch="variable"/>
    <style:font-face style:name="Cascadia Mono" svg:font-family="'Cascadia Mono'"/>
    <style:font-face style:name="Cascadia Mono1" svg:font-family="'Cascadia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/>
    <style:style style:name="gr1" style:family="graphic" style:parent-style-name="Green_5f_line">
      <style:graphic-properties draw:textarea-vertical-align="middle" fo:min-height="0.288cm" fo:min-width="2.25cm" style:writing-mode="lr-tb"/>
      <style:paragraph-properties style:writing-mode="lr-tb"/>
    </style:style>
    <style:style style:name="gr2" style:family="graphic" style:parent-style-name="Green_5f_line">
      <style:graphic-properties draw:stroke="none"/>
      <style:paragraph-properties style:writing-mode="lr-tb"/>
    </style:style>
    <style:style style:name="gr3" style:family="graphic" style:parent-style-name="Green_5f_line">
      <style:graphic-properties draw:textarea-vertical-align="middle" fo:min-height="0.664cm" fo:min-width="3.716cm" style:writing-mode="lr-tb"/>
      <style:paragraph-properties style:writing-mode="lr-tb"/>
    </style:style>
    <style:style style:name="gr4" style:family="graphic" style:parent-style-name="Green_5f_line">
      <style:graphic-properties draw:textarea-vertical-align="middle" fo:min-height="0.544cm" fo:min-width="1.247cm" style:writing-mode="lr-tb"/>
      <style:paragraph-properties style:writing-mode="lr-tb"/>
    </style:style>
    <style:style style:name="gr5" style:family="graphic" style:parent-style-name="Green_5f_line">
      <style:graphic-properties draw:textarea-vertical-align="middle" fo:min-height="1.02cm" fo:min-width="3.716cm" style:writing-mode="lr-tb"/>
      <style:paragraph-properties style:writing-mode="lr-tb"/>
    </style:style>
    <style:style style:name="gr6" style:family="graphic" style:parent-style-name="Green_5f_line">
      <style:graphic-properties draw:textarea-vertical-align="middle" fo:min-height="0.767cm" fo:min-width="1.582cm" style:writing-mode="lr-tb"/>
      <style:paragraph-properties style:writing-mode="lr-tb"/>
    </style:style>
    <style:style style:name="gr7" style:family="graphic" style:parent-style-name="objectwithoutfill">
      <style:graphic-properties svg:stroke-color="#158466" draw:marker-end="Arrowheads_20_56" draw:marker-end-width="0.3cm" draw:fill="none" draw:textarea-vertical-align="middle"/>
    </style:style>
    <style:style style:name="gr8" style:family="graphic" style:parent-style-name="Green_5f_line">
      <style:graphic-properties draw:textarea-vertical-align="middle" fo:min-height="0.512cm" fo:min-width="3.716cm" style:writing-mode="lr-tb"/>
      <style:paragraph-properties style:writing-mode="lr-tb"/>
    </style:style>
    <style:style style:name="gr9" style:family="graphic" style:parent-style-name="objectwithoutfill">
      <style:graphic-properties svg:stroke-color="#158466" draw:fill="none" draw:textarea-vertical-align="middle"/>
    </style:style>
    <style:style style:name="gr10" style:family="graphic" style:parent-style-name="objectwithoutfill">
      <style:graphic-properties svg:stroke-color="#158466" draw:marker-end="Arrowheads_20_60" draw:marker-end-width="0.3cm" draw:fill="none" draw:textarea-vertical-align="middle"/>
    </style:style>
    <style:style style:name="gr11" style:family="graphic" style:parent-style-name="objectwithoutfill">
      <style:graphic-properties svg:stroke-color="#158466" draw:marker-end="Arrowheads_20_61" draw:marker-end-width="0.3cm" draw:fill="none" draw:textarea-vertical-align="middle"/>
    </style:style>
    <style:style style:name="P1" style:family="paragraph">
      <style:text-properties style:use-window-font-color="true" loext:opacity="0%" style:font-name="Calibri1" fo:font-size="11pt"/>
    </style:style>
    <style:style style:name="P2" style:family="paragraph">
      <style:paragraph-properties style:writing-mode="lr-tb"/>
      <style:text-properties style:use-window-font-color="true" loext:opacity="0%" loext:color-lum-mod="100%" loext:color-lum-off="0%" style:font-name="Calibri1" fo:font-size="11pt"/>
    </style:style>
    <style:style style:name="P3" style:family="paragraph">
      <style:text-properties style:use-window-font-color="true" loext:opacity="0%" loext:color-lum-mod="100%" loext:color-lum-off="0%" style:font-name="Calibri1" fo:font-size="11pt"/>
    </style:style>
    <style:style style:name="P4" style:family="paragraph">
      <style:paragraph-properties fo:text-align="start" style:text-autospace="none"/>
      <style:text-properties style:use-window-font-color="true" loext:opacity="0%" style:font-name="Calibri1" fo:font-size="11pt" style:font-size-asian="11pt" style:font-size-complex="11pt"/>
    </style:style>
    <style:style style:name="P5" style:family="paragraph">
      <style:paragraph-properties fo:text-align="start" style:text-autospace="none" style:writing-mode="lr-tb"/>
      <style:text-properties style:use-window-font-color="true" loext:opacity="0%" loext:color-lum-mod="100%" loext:color-lum-off="0%" style:font-name="Calibri1" fo:font-size="11pt" style:font-name-asian="Cascadia Mono" style:font-size-asian="11pt" style:font-name-complex="Cascadia Mono" style:font-size-complex="11pt"/>
    </style:style>
    <style:style style:name="P6" style:family="paragraph">
      <style:paragraph-properties style:text-autospace="none"/>
      <style:text-properties style:use-window-font-color="true" loext:opacity="0%" style:font-name="Calibri1" fo:font-size="11pt"/>
    </style:style>
    <style:style style:name="P7" style:family="paragraph">
      <style:paragraph-properties style:text-autospace="none" style:writing-mode="lr-tb"/>
      <style:text-properties style:use-window-font-color="true" loext:opacity="0%" loext:color-lum-mod="100%" loext:color-lum-off="0%" style:font-name="Calibri1" fo:font-size="11pt"/>
    </style:style>
    <style:style style:name="P8" style:family="paragraph">
      <style:paragraph-properties fo:text-align="start" style:text-autospace="none"/>
      <style:text-properties style:use-window-font-color="true" loext:opacity="0%" style:font-name="Calibri1" fo:font-size="11pt" style:font-name-asian="Cascadia Mono" style:font-size-asian="9.5pt" style:font-name-complex="Cascadia Mono" style:font-size-complex="9.5pt"/>
    </style:style>
    <style:style style:name="P9" style:family="paragraph">
      <style:paragraph-properties fo:text-align="start" style:text-autospace="none" style:writing-mode="lr-tb"/>
      <style:text-properties style:use-window-font-color="true" loext:opacity="0%" loext:color-lum-mod="100%" loext:color-lum-off="0%" style:font-name="Calibri1" fo:font-size="11pt" style:font-name-asian="Cascadia Mono" style:font-size-asian="9.5pt" style:font-name-complex="Cascadia Mono" style:font-size-complex="9.5pt"/>
    </style:style>
    <style:style style:name="P10" style:family="paragraph">
      <style:paragraph-properties style:text-autospace="none"/>
      <style:text-properties style:use-window-font-color="true" loext:opacity="0%" style:font-name="Calibri1" fo:font-size="11pt" style:font-name-asian="Cascadia Mono" style:font-size-asian="9.5pt" style:font-name-complex="Cascadia Mono" style:font-size-complex="9.5pt"/>
    </style:style>
    <style:style style:name="P11" style:family="paragraph">
      <style:paragraph-properties style:text-autospace="none" style:writing-mode="lr-tb"/>
      <style:text-properties style:use-window-font-color="true" loext:opacity="0%" loext:color-lum-mod="100%" loext:color-lum-off="0%" style:font-name="Calibri1" fo:font-size="11pt" style:font-name-asian="Cascadia Mono" style:font-size-asian="9.5pt" style:font-name-complex="Cascadia Mono" style:font-size-complex="9.5pt"/>
    </style:style>
    <style:style style:name="P12" style:family="paragraph">
      <loext:graphic-properties draw:fill="none"/>
      <style:paragraph-properties fo:text-align="center"/>
      <style:text-properties style:use-window-font-color="true" loext:opacity="0%" loext:color-lum-mod="100%" loext:color-lum-off="0%" style:font-name="Calibri1" fo:font-size="11pt"/>
    </style:style>
    <style:style style:name="P13" style:family="paragraph">
      <style:paragraph-properties fo:text-align="center" style:text-autospace="none"/>
      <style:text-properties style:use-window-font-color="true" loext:opacity="0%" style:font-name="Calibri1" fo:font-size="11pt"/>
    </style:style>
    <style:style style:name="P14" style:family="paragraph">
      <style:paragraph-properties fo:text-align="center" style:text-autospace="none" style:writing-mode="lr-tb"/>
      <style:text-properties style:use-window-font-color="true" loext:opacity="0%" loext:color-lum-mod="100%" loext:color-lum-off="0%" style:font-name="Calibri1" fo:font-size="11pt" style:font-name-asian="Cascadia Mono" style:font-size-asian="11pt" style:font-name-complex="Cascadia Mono" style:font-size-complex="11pt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letter-kerning="true" style:font-name-asian="Cascadia Mono" style:font-size-asian="11pt" style:font-style-asian="normal" style:font-weight-asian="normal" style:font-name-complex="Cascadia Mono" style:font-size-complex="1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letter-kerning="true" style:font-name-asian="Cascadia Mono" style:font-size-asian="9.5pt" style:font-style-asian="normal" style:font-weight-asian="normal" style:font-name-complex="Cascadia Mono" style:font-size-complex="9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048cm" svg:height="0.762cm" svg:x="5.905cm" svg:y="1.635cm">
          <text:p text:style-name="P1">Начало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9" draw:id="id9" draw:layer="layout" svg:width="3.048cm" svg:height="0.762cm" svg:x="10.017cm" svg:y="9.255cm">
          <text:p text:style-name="P1">Конец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" draw:text-style-name="P3" draw:layer="layout" svg:width="1.27cm" svg:height="0.317cm" svg:x="8.937cm" svg:y="7.35cm">
          <draw:text-box>
            <text:p text:style-name="P1">нет</text:p>
          </draw:text-box>
        </draw:frame>
        <draw:frame draw:style-name="gr2" draw:text-style-name="P3" draw:layer="layout" svg:width="1.471cm" svg:height="0.317cm" svg:x="7.149cm" svg:y="8.62cm">
          <draw:text-box>
            <text:p text:style-name="P1">да</text:p>
          </draw:text-box>
        </draw:frame>
        <draw:custom-shape draw:style-name="gr3" draw:text-style-name="P5" xml:id="id4" draw:id="id4" draw:layer="layout" svg:width="4.216cm" svg:height="0.914cm" svg:x="5.321cm" svg:y="2.905cm">
          <text:p text:style-name="P4"><text:span text:style-name="T1">a{ 0.1 }; b{ 1.0 };</text:span></text:p>
          <text:p text:style-name="P4"><text:span text:style-name="T1">h{ 0.1 }; n{ 20 }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7" xml:id="id1" draw:id="id1" draw:layer="layout" svg:width="3.493cm" svg:height="1.587cm" svg:x="5.683cm" svg:y="7.032cm">
          <text:p text:style-name="P6"><text:span text:style-name="T2">x &lt;= b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9" xml:id="id2" draw:id="id2" draw:layer="layout" svg:width="4.216cm" svg:height="1.27cm" svg:x="5.321cm" svg:y="9.254cm">
          <text:p text:style-name="P8"><text:span text:style-name="T1">s = sX(x);</text:span></text:p>
          <text:p text:style-name="P8"><text:span text:style-name="T1">y = yX(x);</text:span></text:p>
          <text:p text:style-name="P8"><text:span text:style-name="T1">yXAbs = fabs(y - s)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1" xml:id="id7" draw:id="id7" draw:layer="layout" svg:width="3.422cm" svg:height="1.016cm" svg:x="5.718cm" svg:y="11.095cm">
          <text:p text:style-name="P10"><text:span text:style-name="T2">Вывод</text:span></text:p>
          <text:p text:style-name="P10"><text:span text:style-name="T2">x, s, y, yXAbs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12" draw:layer="layout" draw:type="line" svg:x1="7.43cm" svg:y1="8.619cm" svg:x2="7.429cm" svg:y2="9.254cm" draw:start-shape="id1" draw:start-glue-point="6" draw:end-shape="id2" draw:end-glue-point="4" svg:d="M7430 8619l-1 635" svg:viewBox="0 0 2 636">
          <text:p/>
        </draw:connector>
        <draw:custom-shape draw:style-name="gr8" draw:text-style-name="P11" xml:id="id8" draw:id="id8" draw:layer="layout" svg:width="4.216cm" svg:height="0.762cm" svg:x="5.321cm" svg:y="12.619cm">
          <text:p text:style-name="P10"><text:span text:style-name="T2">x += 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14" xml:id="id5" draw:id="id5" draw:layer="layout" svg:width="4.216cm" svg:height="0.762cm" svg:x="5.321cm" svg:y="4.365cm">
          <text:p text:style-name="P13"><text:span text:style-name="T2">s{}; y{}; yXAbs{}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14" xml:id="id6" draw:id="id6" draw:layer="layout" svg:width="4.216cm" svg:height="0.762cm" svg:x="5.321cm" svg:y="5.635cm">
          <text:p text:style-name="P13"><text:span text:style-name="T2">x = 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15" draw:layer="layout" draw:type="line" svg:x1="7.429cm" svg:y1="2.397cm" svg:x2="7.429cm" svg:y2="2.905cm" draw:start-shape="id3" draw:start-glue-point="6" draw:end-shape="id4" draw:end-glue-point="4" svg:d="M7429 2397v508" svg:viewBox="0 0 1 509">
          <text:p/>
        </draw:connector>
        <draw:connector draw:style-name="gr9" draw:text-style-name="P15" draw:layer="layout" draw:type="line" svg:x1="7.429cm" svg:y1="3.819cm" svg:x2="7.429cm" svg:y2="4.365cm" draw:start-shape="id4" draw:start-glue-point="6" draw:end-shape="id5" draw:end-glue-point="4" svg:d="M7429 3819v546" svg:viewBox="0 0 1 547">
          <text:p/>
        </draw:connector>
        <draw:connector draw:style-name="gr9" draw:text-style-name="P15" draw:layer="layout" draw:type="line" svg:x1="7.429cm" svg:y1="5.127cm" svg:x2="7.429cm" svg:y2="5.635cm" draw:start-shape="id5" draw:start-glue-point="6" draw:end-shape="id6" draw:end-glue-point="4" svg:d="M7429 5127v508" svg:viewBox="0 0 1 509">
          <text:p/>
        </draw:connector>
        <draw:connector draw:style-name="gr9" draw:text-style-name="P15" xml:id="id10" draw:id="id10" draw:layer="layout" draw:type="line" svg:x1="7.429cm" svg:y1="6.397cm" svg:x2="7.43cm" svg:y2="7.032cm" draw:start-shape="id6" draw:start-glue-point="6" draw:end-shape="id1" draw:end-glue-point="4" svg:d="M7429 6397l1 635" svg:viewBox="0 0 2 636">
          <text:p/>
        </draw:connector>
        <draw:connector draw:style-name="gr9" draw:text-style-name="P15" draw:layer="layout" draw:type="line" svg:x1="7.429cm" svg:y1="10.524cm" svg:x2="7.429cm" svg:y2="11.095cm" draw:start-shape="id2" draw:start-glue-point="6" draw:end-shape="id7" draw:end-glue-point="5" svg:d="M7429 10524v571" svg:viewBox="0 0 1 572">
          <text:p/>
        </draw:connector>
        <draw:connector draw:style-name="gr9" draw:text-style-name="P15" draw:layer="layout" draw:type="line" svg:x1="7.429cm" svg:y1="12.111cm" svg:x2="7.429cm" svg:y2="12.619cm" draw:start-shape="id7" draw:start-glue-point="8" draw:end-shape="id8" draw:end-glue-point="4" svg:d="M7429 12111v508" svg:viewBox="0 0 1 509">
          <text:p/>
        </draw:connector>
        <draw:connector draw:style-name="gr10" draw:text-style-name="P15" draw:layer="layout" svg:x1="9.176cm" svg:y1="7.826cm" svg:x2="11.541cm" svg:y2="9.255cm" draw:start-shape="id1" draw:start-glue-point="7" draw:end-shape="id9" draw:end-glue-point="4" svg:d="M9176 7826h2365v1429" svg:viewBox="0 0 2366 1430">
          <text:p/>
        </draw:connector>
        <draw:connector draw:style-name="gr11" draw:text-style-name="P15" draw:layer="layout" draw:line-skew="0cm -0.328cm" svg:x1="7.429cm" svg:y1="13.381cm" svg:x2="7.429cm" svg:y2="6.714cm" draw:start-shape="id8" draw:start-glue-point="6" draw:end-shape="id10" draw:end-glue-point="0" svg:d="M7429 13381v502h-2937v-7169h2937" svg:viewBox="0 0 2938 71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adornments="Regular" style:font-family-generic="swiss" style:font-pitch="variable"/>
    <style:font-face style:name="Calibri1" svg:font-family="Calibri" style:font-family-generic="swiss" style:font-pitch="variable"/>
    <style:font-face style:name="Cascadia Mono" svg:font-family="'Cascadia Mono'"/>
    <style:font-face style:name="Cascadia Mono1" svg:font-family="'Cascadia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2" draw:display-name="Arrowheads 22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graphic-properties draw:fill="solid" draw:fill-color="#729fcf" draw:auto-grow-height="false"/>
      <style:paragraph-properties fo:margin-left="0cm" fo:margin-right="0cm" fo:margin-top="0cm" fo:margin-bottom="0cm" fo:line-height="108%" fo:text-align="center" fo:text-indent="0cm" style:text-autospace="ideograph-alpha"/>
      <style:text-properties style:font-name="Calibri1" fo:font-family="Calibri" style:font-family-generic="swiss" style:font-pitch="variable" fo:font-size="11pt" fo:language="en" fo:country="US" style:letter-kerning="true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Green_5f_line" style:display-name="Green_line" style:family="graphic" style:parent-style-name="standard">
      <style:graphic-properties draw:stroke-dash="Dash_20_Dot_20_4" svg:stroke-width="0cm" svg:stroke-color="#158466" draw:marker-start-width="0.203cm" draw:marker-end="Arrowheads_20_22" draw:marker-end-width="0.305cm" draw:fill="none" loext:fill-use-slide-background="false" draw:textarea-horizontal-align="justify" draw:auto-grow-height="false" fo:wrap-option="no-wrap"/>
      <style:paragraph-properties fo:text-align="center">
        <style:tab-stops/>
      </style:paragraph-properties>
      <style:text-properties style:font-name="Calibri" fo:font-family="Calibri" style:font-style-name="Regular" style:font-family-generic="swiss" style:font-pitch="variable" fo:font-size="11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8T07:04:17.760000000</meta:creation-date>
    <meta:generator>LibreOffice/7.5.7.1$Windows_X86_64 LibreOffice_project/47eb0cf7efbacdee9b19ae25d6752381ede23126</meta:generator>
    <dc:date>2024-01-08T19:23:59.949000000</dc:date>
    <meta:editing-duration>PT10H31M25S</meta:editing-duration>
    <meta:editing-cycles>61</meta:editing-cycles>
    <meta:document-statistic meta:object-count="20"/>
  </office:meta>
</office:document-meta>
</file>